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80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row table:style-name="ro1" table:number-rows-repeated="4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Association Type</text:p>
          </table:table-cell>
          <table:table-cell table:style-name="ce1" office:value-type="string" calcext:value-type="string">
            <text:p>Asociated Tables in the Application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Belongs_to</text:p>
          </table:table-cell>
          <table:table-cell office:value-type="string" calcext:value-type="string">
            <text:p>Book</text:p>
          </table:table-cell>
          <table:table-cell table:style-name="ce3" office:value-type="string" calcext:value-type="string" table:number-columns-spanned="1" table:number-rows-spanned="2">
            <text:p>One-to-One relationship between these two tables. One Book Associated with One Autho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uthor</text:p>
          </table:table-cell>
          <table:covered-table-cell/>
          <table:table-cell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Has_one*</text:p>
          </table:table-cell>
          <table:table-cell office:value-type="string" calcext:value-type="string">
            <text:p>Supplier</text:p>
          </table:table-cell>
          <table:table-cell table:style-name="ce4" office:value-type="string" calcext:value-type="string" table:number-columns-spanned="1" table:number-rows-spanned="2">
            <text:p>A has_one association also sets up a one-to-one connection with another mode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ccount</text:p>
          </table:table-cell>
          <table:covered-table-cell/>
          <table:table-cell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Has_one :through</text:p>
          </table:table-cell>
          <table:table-cell office:value-type="string" calcext:value-type="string">
            <text:p>Supplier</text:p>
          </table:table-cell>
          <table:table-cell table:style-name="ce4" office:value-type="string" calcext:value-type="string" table:number-columns-spanned="1" table:number-rows-spanned="3">
            <text:p>This association indicates that the declaring model can be matched with one instance of another model by proceeding through a third mode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ccount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ccount_hostory</text:p>
          </table:table-cell>
          <table:covered-table-cell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s_and_belongs_to_many</text:p>
          </table:table-cell>
          <table:table-cell office:value-type="string" calcext:value-type="string">
            <text:p>Assembly</text:p>
          </table:table-cell>
          <table:table-cell table:style-name="ce4" office:value-type="string" calcext:value-type="string" table:number-columns-spanned="1" table:number-rows-spanned="2">
            <text:p>A has_and_belongs_to_many association creates a direct many-to-many connection with another model, with no intervening model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rt</text:p>
          </table:table-cell>
          <table:covered-table-cell/>
          <table:table-cell/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office:annotation draw:style-name="gr1" draw:text-style-name="P2" svg:width="28.99mm" svg:height="9.91mm" svg:x="74.68mm" svg:y="53.47mm" draw:caption-point-x="-6.1mm" draw:caption-point-y="15.1mm">
              <dc:date>2018-01-22T00:00:00</dc:date>
              <text:p text:style-name="P1"/>
              <text:p text:style-name="P1">`</text:p>
            </office:annotation>
            <text:p>has_many :through</text:p>
          </table:table-cell>
          <table:table-cell office:value-type="string" calcext:value-type="string">
            <text:p>Doctor</text:p>
          </table:table-cell>
          <table:table-cell table:style-name="ce4" office:value-type="string" calcext:value-type="string" table:number-columns-spanned="1" table:number-rows-spanned="3">
            <text:p>A has_many :through association is often used to set up a many-to-many connection with another model. This association indicates that the declaring model can be matched with zero or more instances of another model by proceeding through a third model.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ppointment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atient</text:p>
          </table:table-cell>
          <table:covered-table-cell/>
          <table:table-cell/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Polymorphic</text:p>
          </table:table-cell>
          <table:table-cell office:value-type="string" calcext:value-type="string">
            <text:p>User</text:p>
          </table:table-cell>
          <table:table-cell table:style-name="ce4" office:value-type="string" calcext:value-type="string" table:number-columns-spanned="1" table:number-rows-spanned="3">
            <text:p>image table consist images of both user as well as post images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mage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ost</text:p>
          </table:table-cell>
          <table:covered-table-cell/>
          <table:table-cell/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Self Join</text:p>
          </table:table-cell>
          <table:table-cell office:value-type="string" calcext:value-type="string" table:number-columns-spanned="1" table:number-rows-spanned="3">
            <text:p>Engineer (subordinates-senior)</text:p>
          </table:table-cell>
          <table:table-cell table:style-name="ce4" office:value-type="string" calcext:value-type="string" table:number-columns-spanned="1" table:number-rows-spanned="3">
            <text:p>a model that should have a relation to itself.</text:p>
          </table:table-cell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 table:number-columns-spanned="5" table:number-rows-spanned="1">
            <text:p>* = <text:s/>This relationship is once practiced and then its tables used for another type of association. So Association example is not be there </text:p>
          </table:table-cell>
          <table:covered-table-cell table:number-columns-repeated="3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29:51.960173030</meta:creation-date>
    <dc:date>2018-01-22T12:42:28.505397098</dc:date>
    <meta:editing-duration>PT42M3S</meta:editing-duration>
    <meta:editing-cycles>6</meta:editing-cycles>
    <meta:generator>LibreOffice/5.1.6.2$Linux_X86_64 LibreOffice_project/10m0$Build-2</meta:generator>
    <meta:document-statistic meta:table-count="1" meta:cell-count="42" meta:object-count="0"/>
  </office:meta>
</office:document-meta>
</file>